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officeooo:rsid="00295f11" officeooo:paragraph-rsid="002b4f69" style:font-name-asian="Gentium Book Plus"/>
    </style:style>
    <style:style style:name="P2" style:family="paragraph" style:parent-style-name="Standard">
      <style:paragraph-properties fo:margin-top="0cm" fo:margin-bottom="0.199cm" style:contextual-spacing="false"/>
      <style:text-properties style:font-name="Gentium Book Plus" style:font-name-asian="Gentium Book Plus"/>
    </style:style>
    <style:style style:name="P3" style:family="paragraph" style:parent-style-name="Text_20_body">
      <style:paragraph-properties fo:margin-top="0cm" fo:margin-bottom="0.199cm" style:contextual-spacing="false"/>
      <style:text-properties style:font-name="Gentium Book Plus" officeooo:paragraph-rsid="00295f11" style:font-name-asian="Gentium Book Plus"/>
    </style:style>
    <style:style style:name="P4" style:family="paragraph" style:parent-style-name="Text_20_body">
      <style:paragraph-properties fo:margin-top="0cm" fo:margin-bottom="0.199cm" style:contextual-spacing="false"/>
      <style:text-properties style:font-name="Gentium Book Plus" fo:language="en" fo:country="US" officeooo:rsid="00295f11" officeooo:paragraph-rsid="00295f11" style:font-name-asian="Gentium Book Plus"/>
    </style:style>
    <style:style style:name="P5" style:family="paragraph" style:parent-style-name="Text_20_body">
      <style:paragraph-properties fo:margin-top="0cm" fo:margin-bottom="0.199cm" style:contextual-spacing="false"/>
      <style:text-properties style:font-name="Gentium Book Plus" fo:language="en" fo:country="US" officeooo:rsid="00295f11" officeooo:paragraph-rsid="0032d5a9" style:font-name-asian="Gentium Book Plus"/>
    </style:style>
    <style:style style:name="P6" style:family="paragraph" style:parent-style-name="Text_20_body">
      <style:paragraph-properties fo:margin-top="0cm" fo:margin-bottom="0.199cm" style:contextual-spacing="false"/>
      <style:text-properties style:font-name="Gentium Book Plus" fo:language="en" fo:country="US" officeooo:rsid="00295f11" officeooo:paragraph-rsid="003500c3" style:font-name-asian="Gentium Book Plus"/>
    </style:style>
    <style:style style:name="P7" style:family="paragraph" style:parent-style-name="Text_20_body">
      <style:text-properties style:font-name="Gentium Book Plus" fo:language="en" fo:country="US" style:font-name-asian="Gentium Book Plus"/>
    </style:style>
    <style:style style:name="P8" style:family="paragraph" style:parent-style-name="Text_20_body">
      <style:text-properties style:font-name="Gentium Book Plus" fo:language="en" fo:country="US" style:font-name-asian="Gentium Book Plus"/>
    </style:style>
    <style:style style:name="P9" style:family="paragraph" style:parent-style-name="Text_20_body">
      <style:text-properties style:font-name="Gentium Book Plus" fo:language="en" fo:country="US" officeooo:rsid="00295f11" style:font-name-asian="Gentium Book Plus"/>
    </style:style>
    <style:style style:name="P10" style:family="paragraph" style:parent-style-name="Text_20_body">
      <style:text-properties style:font-name="Gentium Book Plus" fo:language="en" fo:country="US" officeooo:paragraph-rsid="004184b4" style:font-name-asian="Gentium Book Plus"/>
    </style:style>
    <style:style style:name="T1" style:family="text">
      <style:text-properties officeooo:rsid="002bec1a"/>
    </style:style>
    <style:style style:name="T2" style:family="text">
      <style:text-properties officeooo:rsid="0030063c"/>
    </style:style>
    <style:style style:name="T3" style:family="text">
      <style:text-properties officeooo:rsid="00319b17"/>
    </style:style>
    <style:style style:name="T4" style:family="text">
      <style:text-properties officeooo:rsid="00336689"/>
    </style:style>
    <style:style style:name="T5" style:family="text">
      <style:text-properties officeooo:rsid="003500c3"/>
    </style:style>
    <style:style style:name="T6" style:family="text">
      <style:text-properties officeooo:rsid="003691a3"/>
    </style:style>
    <style:style style:name="T7" style:family="text">
      <style:text-properties officeooo:rsid="0039c68d"/>
    </style:style>
    <style:style style:name="T8" style:family="text">
      <style:text-properties fo:language="en" fo:country="US"/>
    </style:style>
    <style:style style:name="T9" style:family="text">
      <style:text-properties fo:language="en" fo:country="US" officeooo:rsid="00295f11"/>
    </style:style>
    <style:style style:name="T10" style:family="text">
      <style:text-properties fo:language="en" fo:country="US" officeooo:rsid="00399698"/>
    </style:style>
    <style:style style:name="T11" style:family="text">
      <style:text-properties fo:language="en" fo:country="US" officeooo:rsid="0039c68d"/>
    </style:style>
    <style:style style:name="T12" style:family="text">
      <style:text-properties officeooo:rsid="003c82f0"/>
    </style:style>
    <style:style style:name="T13" style:family="text">
      <style:text-properties officeooo:rsid="003ef991"/>
    </style:style>
    <style:style style:name="T14" style:family="text">
      <style:text-properties officeooo:rsid="004011dc"/>
    </style:style>
    <style:style style:name="T15" style:family="text">
      <style:text-properties officeooo:rsid="00412489"/>
    </style:style>
    <style:style style:name="T16" style:family="text">
      <style:text-properties officeooo:rsid="004184b4"/>
    </style:style>
    <style:style style:name="T17" style:family="text">
      <style:text-properties fo:font-style="italic" style:font-style-asian="italic" style:font-style-complex="italic"/>
    </style:style>
    <style:style style:name="T18" style:family="text">
      <style:text-properties officeooo:rsid="00295f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 vais parler d'un des thèmes de la vie dans le temps. Les champignons qu'on trouve sur la montagne, voilà de quoi je vais parler!</text:p>
      <text:p text:style-name="P1">Les champignons, ils poussent à partir du sixième mois. Ils poussent aux sixième, septième, et huitième mois. Quand il commence à faire froid, il n'en pousse plus! Il existe ce qu'on appelle des « longues années ». <text:span text:style-name="T1">[</text:span>Note: il s'agit des années à treize mois lunaires.<text:span text:style-name="T1">]</text:span> Lors d'une « longue année », aux huitième et neuvième mois, les champignons, il y en a encore un peu. <text:span text:style-name="T1">T</text:span>andis que les « années courtes » <text:span text:style-name="T1">[</text:span>les années normales, à douze mois lunaires<text:span text:style-name="T1">]</text:span>, aux huitième et neuvième mois, les champignons, il n'y en a plus!</text:p>
      <text:p text:style-name="P1">Les champignons de montagne, pour dire les choses à la façon d'aujourd'hui, ça s'appelle des « champignons variés ». De nos jours, il se trouve des gens pour ramasser tous les champignons sans distinction, sans rien y connaître! Autrefois en revanche, on savait bien faire la distinction: on connaissait les différences entre les espèces de champignons. Il y a les espèces suivantes : « champignon des cèdres », « champignon des sapins », « champignon doré », « champignon viande-de-poulet »! Parmi eux, lesquels sont comestibles, et lesquels incomestibles ? Eh bien, le champignon doré, il ne vous empoisonne pas! Non plus que le champignon des cèdres. Le champignon des sapins, lui aussi, est propre à la consommation humaine! </text:p>
      <text:p text:style-name="P1">Un élément déterminant, c’est l'arbre sous lequel ils poussent. Les champignons qui se trouvent sous des plants d'azalées, on dit qu'ils sont vénéneux. Même si on tombait sur une grande quantité de champignons, s'ils se trouvaient au pied de plants d'azalées, on ne les cueillerait pas! Voilà ce qu’on disait : « Les champignons qui poussent sous les pins de Masson, il ne faut pas les cueillir! Non plus que ceux qui poussent sous les plants d'azalées ! » Voilà ce qu'on dit, au sujet des champignons. En revanche, ceux qui poussent sous les chênes blancs, on peut les cueillir! </text:p>
      <text:p text:style-name="P1">Les champignons noirs, il y en a sur les arbres à fleurs de camélias, et sur les troncs morts. Le champignon noir et les champignons d'arbres, ça ne pousse pas dans la terre. Les champignons de terre, c’est notamment le champignon-viande-de-poulet, le champignon des sapins, le champignon des cèdres, et une espèce qui s'appelle « matsutake », qui se vend très cher actuellement.</text:p>
      <text:p text:style-name="P1">Quant à celui qu'on appelle « champignon doré », lui, il fait un peu peur! Les Chinois (Han), ce champignon, ils en garnissent les cercueils. Alors quand on voyait des champignons dorés en abondance, on plaisantait: on disait: « Allez, c'est parti, préparons un cercueil! » Le champignon doré, c'est particulièrement beau : large comme ça, et d’une belle couleur dorée. En chinois, ce champignon est appelé ‘黄蜡伞’. <text:s/>En na, il s'appelle « champignon doré », parce qu’il ressemble à de l'or ; sa peau est phosphorescente. Ce champignon-là, on n’en mange guère. Tandis que le champignon des sapins, on en mange sans réserves. Le champignon des cèdres aussi, on en mange sans réserves. Celui-là pousse en haute montagne, à ce qu'on dit. En altitude, dans les endroits où il y a des prés, c’est là que ce champignon pousse. Une fois parvenu là-bas, il n'y a qu'à se baisser pour ramasser, à ce qu'on dit! Mais cet endroit-là est très éloigné de la plaine de Yongning ; c'est trop loin pour qu'on puisse en revenir dans la journée. On dit qu’au pied de la <text:soft-page-break/>montagne Shuaeggu /ʂwæ˧gv̩#˥/ il se trouve un coin à champignons des cèdres. On passait la nuit là-haut, et on se gobergeait de ces champignons! </text:p>
      <text:p text:style-name="P1">Le septième mois, c'est le mois des morilles! En chinois, on appelle cette sorte de champignon ‘羊菌’, n'est-ce pas. (Note: il s'agit du mot en chinois local; le mot standard est ‘羊肚菌’.) Il y a un dicton à ce sujet : « Le septième mois, c'est le mois des morilles ». Elles poussent par gros paquets! Si cette année on a trouvé un coin à champignons, c'est là qu'on doit retourner l'année suivante. Dans un bon coin à champignons, s'il en pousse par paquets, on récolte tout, et ça remplit tout un panier! C'est excellent à manger ! Au septième mois, justement, on va chercher du bois sur la montagne, n'est-ce pas. Alors on se cuit cette sorte de champignons lors des expéditions en montagne. On apporte un quartier de viande depuis la maison! En haute montagne, il n'y a pas d'eau, bien sûr! La morille, elle ne pousse que du côté ensoleillé. En chinois, on dit: « versant sombre », « versant clair », n'est-ce pas! À l'endroit où le soleil se déverse, c'est là que poussent des morilles. Là-bas, en haute altitude, faute d’eau pour faire la cuisine, on réchauffe au feu des aliments cuits dans la vallée, mais si on trouve des morilles et autres champignons, on s’en sert pour faire de la bonne cuisine en pleine montagne. On ne les lave pas, puisqu’on n’a pas d’eau ! On se contente de gratter la terre qui est collée aux champignons. On les fait cuire dans la casserole! On rajoute de la viande; alors, les champignons rendent de l'eau! On fait cuire tout ça ensemble dans la même casserole, ça cuit dans le jus des champignons. On y met aussi de l'ail, et voilà, c’est prêt! Qu'est-ce que c'est bon! </text:p>
      <text:p text:style-name="P1">L'ail joue un rôle essentiel. On lui donne le nom de « remède pour champignons » ! Il sert de test pour déceler les champignons vénéneux. À la cuisson des champignons, on y met de l’ail, par gousses entières. On ne le réduit pas en purée, on ne le concasse pas : on se contente de l'éplucher. L'ail, c'est blanc, n'est-ce pas! Le champignon, pareil. À ce qu'on dit, quand l'ail noircit à la cuisson, c'est un signe que le champignon est vénéneux. On en conclut: « Oh, aujourd'hui, l'ail a noirci! Il ne faut pas manger ces champignons ! » Et on s'abstient d'en manger. Pour commencer, on fait le test avec un seul champignon. On met en tas tous les champignons qu'on a ramassés, triés par espèce. Une espèce après l'autre, on fait le test de l'ail! On en met un morceau dans la casserole, pour voir si ça fait noircir l'ail. Tous les champignons y passent, même ceux qu’on pense avoir identifiés : le « champignon griffes-de-poulet », le « champignon viande-de-poulet », la morille, le champignon des cèdres… </text:p>
      <text:p text:style-name="P1">Quelquefois, il y a certaines personnes qui, bien que l'ail noircisse, font les malins et disent: « Allez allez, mangeons-en donc! Y'a pas à s'inquiéter! Allez, on en mange! » et ils sont empoisonnés par les champignons! Depuis la montagne, on devait alors les ramener à dos d'homme jusqu'en bas dans la plaine, et s’employer à leur donner un remède contre l'empoisonnement! Dans le temps, on avait pas de médicaments ; et voilà que quelqu'un se trouvait empoisonné par les champignons! Faute d'autre moyen à sa disposition, on utilisait ce qu'on appelle la "potion acide". On versait des potions acides dans la bouche du malade. Certains faisaient même prendre au malade des excréments humains : on lui mettait une crotte dans la bouche pour le faire vomir ! </text:p>
      <text:p text:style-name="P1"><text:soft-page-break/>Dans un certain village, il y a un bon dispensaire; alors, quand quelqu'un s'empoisonne avec des champignons, on le porte jusque là-bas, et les médecins le font vomir, ils lui lavent l'estomac. Ca, ça le guérit. Il y en a qui sont bien téméraires, voyez-vous ! Même quand le champignon ne passe pas le test de l'ail, ils font les fiers : « Ca se mange, allez! On va pas en mourir! » Et vrai de vrai, les voilà empoisonnés! Or une personne qui subit un empoisonnement par les champignons ne peut dès lors plus supporter le goût des champignons.</text:p>
      <text:p text:style-name="P1">Quand on allait en montagne, on amenait de l’ail en quantité. L’ail, on le cultivait soi-même! On ne l'achetait pas au marché, comme on fait aujourd'hui! Chaque famille emportait deux ou trois têtes d'ail. Outre les champignons, on cueillait et cuisinait aussi des légumes sauvages, sur la montagne.</text:p>
      <text:p text:style-name="P1">Tiens, au sujet des morilles du septième mois, une petite histoire. On s'en servait comme métaphore pour dire des souhaits de fertilité. Il arrivait qu'il y ait une famille sans descendance. Le nombre de membres de la famille déclinait ; la famille déclinait! « Eeeh bien! Nous autres, nous sommes sans descendance! Comment cela peut-il être? Au secours! Qu'est-ce qu'on va bien pouvoir faire? Les autres, ils ont une descendance, eux! » Or il y avait dans la famille une jeune femme, en âge de procréer. Alors, un homme adulte s’est présenté. « Eeeh! Ne vous inquiétez pas! Comme vous avez une jeune femme, vous allez avoir des enfants à profusion, comme les morilles au septième mois! Ne vous faites pas de souci! Vous en aurez comme des morilles au septième mois! » Dans la tradition, c'est ça qu'on disait! Et pour de vrai, à mesure que les enfants naissaient, grandissaient, et avaient à leur tour des enfants, la famille a cru et essaimé ! Les enfants, elle en a eu un par an, et la famille s'est trouvée grandie de nombreux nouveaux membres! La morale de l’histoire se résume par cette image : « Comme ils avaient une fille, ils n'avaient pas à s'en faire! Ils pouvaient encore croître et prospérer, comme des morilles! » Comme compliment, on disait aux familles nombreuses: « Vous, vous êtes comme les morilles au septième mois! » C’est ça qu’on disait ! </text:p>
      <text:p text:style-name="P1">Les champignons, il y en a qui ont de la valeur, et d'autres sans valeur. Aujourd'hui, dans l'ensemble, c'est devenu des produits de grand prix! Autrefois, les champignons, y compris ceux qui valent cher maintenant, en réalité, on les négligeait. Les cèpes, qui aujourd'hui sont prisés, autrefois, on en voyait beaucoup que des passants avaient dispersés à coups de pied. Les gens détruisaient les cèpes pour s'amuser ; ils n’imaginaient pas que ça puisse avoir de la valeur. Le champignon viande-de-poulet, le champignon griffes-de-poulet, le matsutake, le champignon des cèdres, le champignon doré, c'étaient les seuls qu'on mangeait. Tandis qu'aujourd'hui, c'est l'inverse: on mange toutes sortes de champignons dont on ne connaît même pas le nom! Sur la montagne, les champignons, on les cueille suivant son bon vouloir, sans savoir de quelle espèce il s'agit au juste! Nous autres, autrefois, quand on cueillait des champignons, on faisait bien attention où ils poussaient. Ceux qui étaient sous des azalées, on les disait vénéneux, et on ne les cueillait pas. Tandis que maintenant, on les cueille, pour les vendre. Les gens s’en vont les vendre, sans bien considérer de quels champignons il s'agit au juste ; et ça n'empoisonne pas les gens pour autant <text:span text:style-name="T2">[</text:span>ce qui signifie que le précepte n'était peut-être guère fondé<text:span text:style-name="T2">]</text:span>. J'ai l'impression que la majorité des gens ne réfléchissait pas beaucoup, autrefois! <text:span text:style-name="T2">[</text:span>Ils se contentaient de suivre <text:soft-page-break/>aveuglément des préceptes qui n’étaient pas nécessairement tous fondés.<text:span text:style-name="T2">]</text:span> Moi, les champignons, je savais bien les distinguer. Tiens, encore une espèce : les champignons des prés. Les champignons des prés, c'est vraiment bon au goût! Le champignon de l'armoise, le champignon des prés, ils poussent là où il y a des prés, ou de l’armoise. Ca pousse par paquets entiers. Ceux-là, ils ne sont pas vénéneux! On dit qu'il n'y a pas lieu de se faire du souci, qu'ils sont comestibles! Dans la plaine toujours, il y a une espèce qu'on appelle khaemo /qʰæ˧mo˩/! (Note: il s'agit d'une sorte de champignon vénéneux, pas encore identifié.) Il pousse dans les champs de maïs! Celui-là, c'est un champignon mortel! </text:p>
      <text:p text:style-name="P1">Nous autres, toute la famille, autrefois, on était pas bien informé; il arrivait qu'on s'empoisonne avec des champignons. « Toi, qu'est-ce que tu as pris comme champignon? » demandait-on. « Moi… du champignon zhaemo kiqi moq /ʈʂæ˧mo˧-kʰi˧tɕʰɯ˩mo˩!/ » (une sorte de champignon vénéneux) Quand on mange de cette sorte de champignon, on est empoisonné! Eh oui! Alors, on n’y pouvait pas grand’chose ! On était au désespoir. Alors, faute de mieux, on préparait une boisson à base de fromage de yak. Le fromage de yak, ça se présente sous forme de gros morceaux! On en a qui vient de Muli, des endroits comme ça! (Note: Muli était une localité connue pour sa production de fromage de yak.) Voici ce qu'on chantait autrefois: « Le cadeau qu'on rapporte de Muli, c'est le fromage de yak; les amoureuses (à qui on rapporte ce cadeau) vont secouer la tête (sous l'effet de l'acidité de la boisson qu'on prépare avec ce fromage)! » Le fromage de yak, c'est très acide! C’est son acidité qui pouvait guérir, disait-on, quand on s'était empoisonné avec un champignon. Le fromage de yak, autrefois on l'amenait de loin! De nos jours, on prend du vinaigre, des choses comme ça, n'est-ce pas! (Explication: aujourd'hui, en lieu et place du fromage de yak, on utilise des condiments devenus usuels: vinaigre et monoglutamate de sodium. Le glutamate est employé comme antidote aux champignons vénéneux: si un chien s'est empoisonné, on lui fait boire du glutamate dilué dans de l'eau.) Le fromage de yak, on ne pouvait pas s'en passer! Chaque famille en gardait des morceaux en provision à la maison. Ca servait de médicament contre l'empoisonnement par les champignons! </text:p>
      <text:p text:style-name="P1">Aujourd'hui, en chinois, on dit « champignon » pour désigner toutes les espèces; eh bien en fait, nous les Na, on utilise ce terme chinois « champignons » seulement pour ceux qui poussent sur le chêne blanc oriental, et plus généralement pour les champignons qui poussent sur les arbres. Le champignon du chêne blanc oriental, on dit qu'il a des vertus médicinales. Les enfants, il arrivait qu'ils attrapent la rougeole, autrefois. Autrefois, on ne faisait pas de vaccins, n'est-ce pas ! Il y avait une maladie qui s'appelait la rougeole ! On parlait d'une « éruption de boutons » de rougeole. Comme remède, on avait recours à la racine de cette sorte de champignon. Les vieux, vrai de vrai, ils se procuraient un peu de racine de ce champignon et le serraient à la maison, en prévision d'un cas comme celui-ci. « Houlà! Nous, notre enfant, il n'a pas encore fait sa rougeole! Gardons donc une provision de racine de champignon d’arbre! » Autrefois, les Na, il me semble qu'ils ne réfléchissaient pas tant que ça ; quand un truc avait la réputation de posséder des vertus médicinales, on le gardait de côté ! Voilà comment il en allait avec ce produit dont on disait qu'il avait des vertus médicinales : on en mettait de côté, et quand la <text:soft-page-break/>maladie se déclarait, vrai de vrai, on donnait ça au patient ! Certains fourraient ce remède dans la gorge du malade d'un coup ; et ça ressortait pareil, d'un coup! <text:span text:style-name="T3">[</text:span>Description d'une pratique maladroite, de parents qui s'y prenaient mal, et obtenaient pour résultat que le patient rendait le médicament qui lui était administré.<text:span text:style-name="T3">]</text:span> Alors, pour que le patient ne vomisse pas le médicament, certains bloquaient la gorge de l'enfant, et ça pouvait le faire mourir d'étouffement!</text:p>
      <text:p text:style-name="P1">Voilà, je crois que j’ai fait le tour de ce que je peux raconter au sujet des champignons!</text:p>
      <text:p text:style-name="P2"/>
      <text:p text:style-name="P2"/>
      <text:p text:style-name="P4">I'm going to talk about one of the themes of life in the past. That's what I'm going to talk about!</text:p>
      <text:p text:style-name="P5">Mushrooms start growing in the sixth month. They grow in the sixth, seventh and eighth months. When the weather turns cold, they stop growing! There are what we call ‘long years’. [Note: these are years with thirteen lunar months.] In a ‘long year’, there are still a few mushrooms in the eighth and ninth months. But in ‘short years’ [normal years, with twelve lunar months], in the eighth and ninth months, there are no mushrooms!</text:p>
      <text:p text:style-name="P4">Mountain mushrooms, to put it in today's terms, are called ‘mixed mushrooms’. Nowadays, there are people who pick all kinds of mushrooms, without knowing anything about them! In the old days, on the other hand, people knew the difference between species of mushroom. There are the following species: ‘cedar-tree mushroom’, ‘pine-tree mushroom’, ‘golden mushroom’, <text:span text:style-name="T4">and </text:span>grey spotted Amanita. Which of these are edible, and which are inedible? Well, the golden mushroom won't poison you! Neither will the cedar-tree mushroom. <text:span text:style-name="T5">P</text:span>ine-tree mushroom are also fit for human consumption!</text:p>
      <text:p text:style-name="P6">One decisive factor is the tree under which they grow. Mushrooms found under azalea plants are said to be poisonous. Even if you came across a large quantity of mushrooms, you wouldn't pick them i<text:span text:style-name="T5">n case </text:span>they were at the foot of azalea plants! That's what we used to say: “You shouldn't pick the mushrooms that grow under the Masson pines! Neither should you pick the mushrooms that grow under the azaleas!” That's what they say about mushrooms. On the other hand, you can pick the ones that grow under the white oaks.</text:p>
      <text:p text:style-name="P4">Black mushrooms can be found on camellia flowering trees and dead trunks. Black mushrooms and tree mushrooms don't grow in the ground. Earth mushrooms include <text:span text:style-name="T4">the </text:span>grey spotted Amanita, pine-tree mushrooms, cedar-tree mushrooms and a species called ‘matsutake’, which is currently selling at a very high price.</text:p>
      <text:p text:style-name="P6">As for the so-called ‘golden mushroom’, it's a bit scary! The Han <text:span text:style-name="T5">(</text:span>Chinese<text:span text:style-name="T5">) </text:span>use this mushroom to line their coffins. So when we saw an abundance of golden mushrooms, we used to joke: “Come <text:soft-page-break/>on, let's go and prepare a coffin!” The golden mushroom is particularly beautiful: it's this wide and has a lovely golden colour. In Chinese, this mushroom is called ‘黄蜡伞’. In Na, it's called a ‘golden mushroom’, because it looks like gold; its skin is phosphorescent. This mushroom is rarely eaten. <text:span text:style-name="T5">Pine-tree mushroom</text:span>s, on the other hand, are eaten without reservation. Cedar-tree mushrooms are also eaten without reservation. They say it grows in the high mountains. At altitude, in places where there are meadows, that's where this mushroom grows. Once you get there, all you have to do is bend down and pick it up, so they say! But this place is a long way from the Yongning plain; it's too far to return during the day. They say that at the foot of Shuaeggu mountain /ʂwæ˧gv̩#˥/ there is a cedar-tree mushroom patch. <text:span text:style-name="T6">People would</text:span> spend the night up there and gorge <text:span text:style-name="T6">them</text:span>selves on those mushrooms!</text:p>
      <text:p text:style-name="P3"><text:span text:style-name="T9">The seventh month is morel month! In Chinese, this kind of mushroom is called ‘羊菌’, isn't it. (Note: this is the local Chinese word; the standard word is ‘羊肚菌’.) There's a saying about it: ‘The seventh month is morel month’. They grow in huge </text:span><text:span text:style-name="T10">patches</text:span><text:span text:style-name="T9">! If you've found a mushroom patch this year, that's where you should go back next year. In a good mushroom patch, if they grow in bunches, you harvest them all, and they fill a whole basket! They're excellent to eat! In the seventh month, we go and get wood on the mountain, don't we? So we cook this kind of mushroom for ourselves when we go up the mountain. We bring a quarter of meat from home! There's no water in the mountains, of course! Morels only grow on the sunny side. In Chinese, we say: ‘dark side’, ‘light side’, don't we! Wherever the sun pours down, that's where morels grow. There, at high altitude, where there is no water for cooking, food cooked in the valley is heated over a fire, but if morels and other mushrooms are found, they are used to make </text:span><text:span text:style-name="T11">delicious</text:span><text:span text:style-name="T9"> food right in the mountains. </text:span><text:span text:style-name="T11">One doesn’t</text:span><text:span text:style-name="T9"> wash them, because </text:span><text:span text:style-name="T10">there is</text:span><text:span text:style-name="T9"> </text:span><text:span text:style-name="T11">no </text:span><text:span text:style-name="T9">water! </text:span><text:span text:style-name="T11">J</text:span>ust scrape off the earth that has stuck to the mushrooms. Cook them in the pan! Add some meat, and the mushrooms give off water! You cook all this together in the same pan, and it cooks in the mushroom juice. Add some garli<text:span text:style-name="T8">c and it's ready! It's so good! </text:span></text:p>
      <text:p text:style-name="P7">Garlic plays an essential role. It's known as the ‘mushroom remedy’! It's used as a test to detect poisonous mushrooms. When cooking mushrooms, add whole cloves of garlic. Don't puree or crush it, just peel it. Garlic is white, isn't it, <text:span text:style-name="T7">a</text:span>nd so are mushrooms. They say that when garlic turns black when cooked, it's a sign that the mushroom is poisonous. The conclusion is: “Oh, the garlic has turned black today! <text:span text:style-name="T7">One</text:span> mustn't eat these mushrooms!” And <text:span text:style-name="T7">people</text:span> don't eat them. To begin with, we do the test with a single mushroom. Put all the mushrooms you've collected in a pile, sorted by species. One species at a time, we do the garlic test! We put a piece in the pan to see if it turns the garlic black. All the mushrooms are tested, even those we think we've identified: chicken-claw mushrooms, chicken-meat mushrooms, morels, cedar-<text:span text:style-name="T7">tree</text:span> mushrooms... </text:p>
      <text:p text:style-name="P7"><text:soft-page-break/>Sometimes, even though the garlic <text:span text:style-name="T7">wa</text:span>s blackening, some people <text:span text:style-name="T7">we</text:span>re still cheeky and sa<text:span text:style-name="T7">id</text:span>: “Come on, let's eat it! There's nothing to worry about! Come on, let's eat it!” and they <text:span text:style-name="T7">we</text:span>re poisoned by the mushrooms! From the mountains, we had to carry them back down to the plain on <text:span text:style-name="T7">our</text:span> backs, and work hard to give them a cure for the poisoning. In those days, we didn't have any medicines, and now someone was being poisoned by mushrooms! In the absence of any other means at their disposal, <text:span text:style-name="T7">people</text:span> used what's known as an ‘acid potion’. Acid potions were poured into the patient's mouth. Some even made the patient take human excrement: a turd was put in <text:span text:style-name="T7">their</text:span> mouth to make <text:span text:style-name="T7">them</text:span> vomit! </text:p>
      <text:p text:style-name="P7">In a certain village, there <text:span text:style-name="T7">wa</text:span>s a good dispensary, so when someone <text:span text:style-name="T7">wa</text:span>s poisoned by mushrooms, they <text:span text:style-name="T7">we</text:span>re taken there and the doctors ma<text:span text:style-name="T7">d</text:span>e them vomit and wash<text:span text:style-name="T7">ed</text:span> their stomachs. That cure<text:span text:style-name="T7">d</text:span> <text:span text:style-name="T7">them</text:span>. Some people <text:span text:style-name="T7">we</text:span>re quite reckless, you see! Even when the mushroom d<text:span text:style-name="T7">idn</text:span>'t pass the garlic test, they <text:span text:style-name="T7">bragged</text:span>: “<text:span text:style-name="T7">Come on, it’s OK, we </text:span>can eat it, <text:span text:style-name="T7">w</text:span>e're not going to die from it!” And <text:span text:style-name="T7">in</text:span> truth, they <text:span text:style-name="T7">got</text:span> poisoned! A person who suffers from mushroom poisoning can no longer tolerate the taste of mushrooms.</text:p>
      <text:p text:style-name="P7">When we went to the mountains, we brought lots of garlic with us. We grew it ourselves! We didn't buy it at the market, as we do today. Each family took two or three heads of garlic with them. As well as mushrooms, we also gathered and cooked wild vegetables on the mountain.</text:p>
      <text:p text:style-name="P7">And here's a little story about morels from the seventh month. They were used as a metaphor for fertility wishes. Sometimes there was a family with no descendants. The number of family members declined; the family declined! “Eeeh well! We have no descendants! How can that be? We need help! What are we going to do? The others have offspring!” Now there was a young woman in the family, of child-bearing age. <text:span text:style-name="T13">A</text:span> man came along <text:span text:style-name="T13">and said:</text:span> “Eeeh! Don't worry! As you have a young w<text:span text:style-name="T12">oman in the family</text:span>, you're going to have children galore, like morels in their seventh month! Don't worry! You'll have them like morels in the seventh month!” That's what they used to say! And the truth is, as the children were born, grew up and had children of their own, the family grew and spread! She had one child a year, and the family grew to include many new members! The moral of the story can be summed up in this image: “Since they had a daughter, they didn't have to worry! They could still grow and prosper, like morels!” As a compliment, we used to say to large families: “You're like morels in the seventh month!” That's what we used to say! </text:p>
      <text:p text:style-name="P10">Some mushrooms are valuable, others worthless. Today, on the whole, they've become very expensive products. Mushrooms used to be neglected, including those that are now worth a lot of money. <text:span text:style-name="T12">Ceps </text:span><text:span text:style-name="T14">(porcini mushrooms) </text:span><text:span text:style-name="T12">are now highly prized; it was once common for passers-by to kick </text:span><text:span text:style-name="T15">them</text:span><text:span text:style-name="T12">, scattering them all over the place</text:span>. People destroyed ceps for fun; they had no idea <text:soft-page-break/>they were valuable. The chicken-meat mushroom, the chicken-claw mushroom, the matsutake, the cedar mushroom and the golden mushroom were the only ones we ate. Today, it's the other way round: we eat all sorts of mushrooms whose names we don't even know! On the mountain, we pick mushrooms as we please, without knowing exactly what species they are! In the old days, when we picked mushrooms, we were very careful about where they grew. Mushrooms growing under azaleas were said to be poisonous, so we didn't pick them. But now they're picked to sell. People go off to sell them, without really considering what kind of mushrooms they are; and it doesn't poison people for all that [which means that the precept was perhaps ill-founded]. I get the impression that most people didn't think much in the old days! [They blindly followed precepts that weren't necessarily all well-founded.] </text:p>
      <text:p text:style-name="P10"><text:span text:style-name="T16">As for me, </text:span>I could tell mushrooms apart. Here's another species: meadow mushrooms. Meadow mushrooms taste really good! Sage mushrooms and meadow mushrooms grow where there are meadows or sagebrush. They grow in whole clumps. These are not poisonous. There's no need to worry, they're edible! Still on the plains, there's a species called khaemo /qʰæ˧mo˩/! (Note: this is a kind of poisonous mushroom, not yet identified.) It grows in maize fields! This one's a deadly fungus! </text:p>
      <text:p text:style-name="P7">In the old days, the whole family didn't know much about mushrooms; sometimes we got poisoned by them. We'd ask, “What kind of mushrooms did you take? — Me... <text:span text:style-name="T16">that was </text:span><text:span text:style-name="T17">zhaemo kiqi moq</text:span> /ʈʂæ˧mo˧-kʰi˧tɕʰɯ˩mo˩/! (a kind of poisonous mushroom) When you eat this kind of mushroom, you get poisoned! That's right! So there wasn't much we could do about it! We were in despair. So, for want of anything better to do, we made a drink from yak cheese. Yak cheese comes in big chunks! Here's what they used to sing: “The gift we bring back from Muli is yak cheese; the lovers (to whom we bring this gift) will shake their heads (because of the acidity of the drink we make with this cheese)!” Yak cheese is <text:span text:style-name="T16">super-sour</text:span>! It was its acidity that was said to cure people who had been poisoned by a mushroom. Yak cheese used to be brought from far <text:span text:style-name="T16">away.</text:span> Nowadays, we take vinegar and things like that, don't we! (Explanation: today, instead of yak cheese, <text:span text:style-name="T16">people</text:span> use condiments that have become commonplace: vinegar and sodium monoglutamate. Glutamate is used as an antidote to poisonous mushrooms: if a dog has been poisoned, <text:span text:style-name="T16">(s)he</text:span> is made to drink glutamate diluted in water.) Yak cheese was a must! Every family kept a supply of it at home. It was used as a medicine against mushroom poisoning! </text:p>
      <text:p text:style-name="P7">Today, in Chinese, the term ‘mushroom’ is used to describe all species; well, in fact, we Na use the Chinese term ‘mushroom’ only for those that grow on the Oriental white oak, and more generally for mushrooms that grow on trees. Oriental white oak mushrooms are said to have medicinal properties. Children used to catch measles in the old days. We didn't vaccinate in the old days, did we! There was a disease called measles! It was called a measles ‘rash’. The remedy <text:soft-page-break/>was the root of this kind of mushroom. The old-timers used to <text:span text:style-name="T16">harvest</text:span> the root of this mushroom and keep it at home, in case of a<text:span text:style-name="T16">n event</text:span> like this. “Our child hasn't got measles yet; <text:span text:style-name="T16">l</text:span>et's keep a supply of tree mushroom root!” In the old days, the Na didn't seem to think things through all that much; when something had a reputation for having medicinal properties, <text:span text:style-name="T16">we would</text:span> <text:span text:style-name="T16">keep</text:span> it <text:span text:style-name="T16">in store.</text:span> That's how it was with this product that was said to have medicinal virtues: we'd <text:span text:style-name="T16">store it</text:span>, and when the illness really did break out, we'd give it to the patient. Some people would shove this remedy down the patient's throat all at once, and it would come out <text:span text:style-name="T16">right away</text:span><text:span text:style-name="T18">! [Description of a clumsy practice by parents who went about it in the wrong way, with the result that the patient gave up the medicine administered to </text:span><text:span text:style-name="T16">them.</text:span><text:span text:style-name="T18">] So, to prevent the patient from vomiting up the medicine, some people would block the child's throat, which could cause the child to choke to death!</text:span></text:p>
      <text:p text:style-name="P9">I think that's all I can say about mushroom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01T16:00:27.279391088</dc:date>
    <meta:editing-duration>PT7H46M41S</meta:editing-duration>
    <meta:editing-cycles>31</meta:editing-cycles>
    <meta:generator>LibreOffice/24.2.6.2$Linux_X86_64 LibreOffice_project/420$Build-2</meta:generator>
    <meta:document-statistic meta:table-count="0" meta:image-count="0" meta:object-count="0" meta:page-count="9" meta:paragraph-count="33" meta:word-count="4730" meta:character-count="27037" meta:non-whitespace-character-count="22344"/>
  </office:meta>
</office:document-meta>
</file>